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tflix Plan - Corey</text:p>
      <text:p text:style-name="Standard"/>
      <text:p text:style-name="Standard">The contest is over, but I would still like to further understand the algorithms and implementation involved in writing a good recommender system. My intent is to at least get 5% improvement on the original Netflix score.</text:p>
      <text:p text:style-name="Standard"/>
      <text:p text:style-name="Standard">Strategy</text:p>
      <text:p text:style-name="Standard"/>
      <text:list xml:id="list564573729" text:style-name="L1">
        <text:list-item>
          <text:p text:style-name="P1">Review all work to date.</text:p>
        </text:list-item>
        <text:list-item>
          <text:p text:style-name="P1">Document ideas used so far.</text:p>
        </text:list-item>
        <text:list-item>
          <text:p text:style-name="P1">Review and report on all research available.</text:p>
        </text:list-item>
        <text:list-item>
          <text:p text:style-name="P1">Document design and architecture thus far.</text:p>
        </text:list-item>
        <text:list-item>
          <text:p text:style-name="P1">Get everything under version control.</text:p>
        </text:list-item>
        <text:list-item>
          <text:p text:style-name="P1">Start initial data collection and analysis.</text:p>
        </text:list-item>
        <text:list-item>
          <text:p text:style-name="P1">Start working through design, code, run, measure improvement cycles.</text:p>
          <text:list>
            <text:list-item>
              <text:p text:style-name="P1">Research and analyze to determine next best improvement idea.</text:p>
            </text:list-item>
            <text:list-item>
              <text:p text:style-name="P1">Design an implementation of the idea.</text:p>
            </text:list-item>
            <text:list-item>
              <text:p text:style-name="P1">Implement and test the implementation.</text:p>
            </text:list-item>
            <text:list-item>
              <text:p text:style-name="P1">Run the revised solution.</text:p>
            </text:list-item>
            <text:list-item>
              <text:p text:style-name="P1">Measure, analyze, and record the results.</text:p>
            </text:list-item>
            <text:list-item>
              <text:p text:style-name="P1">Document the cycle thoroughly.</text:p>
            </text:list-item>
            <text:list-item>
              <text:p text:style-name="P1">Repeat.</text:p>
            </text:list-item>
          </text:list>
        </text:list-item>
        <text:list-item>
          <text:p text:style-name="P1">Close project off after reaching an acceptable improvement percentage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5T16:47:55</meta:creation-date>
    <dc:date>2009-08-15T16:53:41</dc:date>
    <meta:editing-duration>PT00H05M46S</meta:editing-duration>
    <meta:editing-cycles>7</meta:editing-cycles>
    <meta:generator>OpenOffice.org/3.0$Unix OpenOffice.org_project/300m15$Build-9379</meta:generator>
    <meta:document-statistic meta:table-count="0" meta:image-count="0" meta:object-count="0" meta:page-count="1" meta:paragraph-count="18" meta:word-count="144" meta:character-count="902"/>
  </office:meta>
</office:document-meta>
</file>